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64cm" fo:min-width="8.977cm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4.969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436cm" fo:min-width="1.687cm"/>
    </style:style>
    <style:style style:name="gr6" style:family="graphic" style:parent-style-name="standard">
      <style:graphic-properties draw:textarea-horizontal-align="justify" draw:textarea-vertical-align="middle" draw:auto-grow-height="false" fo:min-height="0.95cm" fo:min-width="3.145cm"/>
    </style:style>
    <style:style style:name="gr7" style:family="graphic" style:parent-style-name="standard">
      <style:graphic-properties draw:textarea-horizontal-align="justify" draw:textarea-vertical-align="middle" draw:auto-grow-height="false" fo:min-height="1.464cm" fo:min-width="8.248cm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0.958cm"/>
    </style:style>
    <style:style style:name="gr9" style:family="graphic" style:parent-style-name="standard">
      <style:graphic-properties draw:textarea-horizontal-align="justify" draw:textarea-vertical-align="middle" draw:auto-grow-height="false" fo:min-height="1.122cm" fo:min-width="5.332cm"/>
    </style:style>
    <style:style style:name="gr10" style:family="graphic" style:parent-style-name="standard">
      <style:graphic-properties draw:textarea-horizontal-align="justify" draw:textarea-vertical-align="middle" draw:auto-grow-height="false" fo:min-height="1.122cm" fo:min-width="7.519cm"/>
    </style:style>
    <style:style style:name="gr11" style:family="graphic" style:parent-style-name="standard">
      <style:graphic-properties draw:textarea-horizontal-align="justify" draw:textarea-vertical-align="middle" draw:auto-grow-height="false" fo:min-height="0.779cm" fo:min-width="4.239cm"/>
    </style:style>
    <style:style style:name="gr12" style:family="graphic" style:parent-style-name="standard">
      <style:graphic-properties draw:textarea-horizontal-align="justify" draw:textarea-vertical-align="middle" draw:auto-grow-height="false" fo:min-height="0.436cm" fo:min-width="0.958cm"/>
    </style:style>
    <style:style style:name="gr13" style:family="graphic" style:parent-style-name="standard">
      <style:graphic-properties draw:textarea-horizontal-align="justify" draw:textarea-vertical-align="middle" draw:auto-grow-height="false" fo:min-height="2.288cm" fo:min-width="12.622cm"/>
    </style:style>
    <style:style style:name="gr14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  <style:text-properties fo:font-size="12.3999996185303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477cm" svg:height="1.714cm" svg:x="8.5cm" svg:y="2.5cm">
          <text:p text:style-name="P1">Ingreso a la aplicacion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5cm" svg:y1="4.286cm" svg:x2="13.5cm" svg:y2="6.001cm">
          <text:p/>
        </draw:line>
        <draw:custom-shape draw:style-name="gr3" draw:text-style-name="P1" xml:id="id1" draw:id="id1" draw:layer="layout" svg:width="10.935cm" svg:height="2.4cm" svg:x="8cm" svg:y="6.1cm">
          <text:p text:style-name="P1">Posee usuario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8cm" svg:y1="7.3cm" svg:x2="4.645cm" svg:y2="9.917cm" draw:start-shape="id1" draw:start-glue-point="5" draw:end-shape="id2" draw:end-glue-point="0" svg:d="M8000 7300h-3355v2617" svg:viewBox="0 0 3356 2618">
          <text:p/>
        </draw:connector>
        <draw:custom-shape draw:style-name="gr5" draw:text-style-name="P1" draw:layer="layout" svg:width="2.187cm" svg:height="0.686cm" svg:x="3.5cm" svg:y="8.314cm">
          <text:p text:style-name="P1">si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8.935cm" svg:y1="7.3cm" svg:x2="21.645cm" svg:y2="9.5cm" draw:start-shape="id1" draw:start-glue-point="7" draw:end-shape="id3" draw:end-glue-point="4" svg:d="M18935 7300h2710v2200" svg:viewBox="0 0 2711 2201">
          <text:p/>
        </draw:connector>
        <draw:custom-shape draw:style-name="gr5" draw:text-style-name="P1" draw:layer="layout" svg:width="2.187cm" svg:height="0.686cm" svg:x="20.813cm" svg:y="8cm">
          <text:p text:style-name="P1">no</text:p>
          <draw:enhanced-geometry svg:viewBox="0 0 21600 21600" draw:type="rectangle" draw:enhanced-path="M 0 0 L 21600 0 21600 21600 0 21600 0 0 Z N"/>
        </draw:custom-shape>
        <draw:custom-shape draw:style-name="gr6" draw:text-style-name="P1" xml:id="id3" draw:id="id3" draw:layer="layout" svg:width="7.289cm" svg:height="2.4cm" svg:x="18cm" svg:y="9.5cm">
          <text:p text:style-name="P1">Quiere registrars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xml:id="id2" draw:id="id2" draw:layer="layout" svg:width="8.748cm" svg:height="1.714cm" svg:x="0.271cm" svg:y="9.917cm">
          <text:p text:style-name="P1">Se loguea para ver </text:p>
          <text:p text:style-name="P1">sus partido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58cm" svg:height="1cm" svg:x="15.5cm" svg:y="11.5cm">
          <text:p text:style-name="P1">si</text:p>
          <draw:enhanced-geometry svg:viewBox="0 0 21600 21600" draw:type="rectangle" draw:enhanced-path="M 0 0 L 21600 0 21600 21600 0 21600 0 0 Z N"/>
        </draw:custom-shape>
        <draw:custom-shape draw:style-name="gr9" draw:text-style-name="P1" xml:id="id7" draw:id="id7" draw:layer="layout" svg:width="5.832cm" svg:height="1.372cm" svg:x="13cm" svg:y="13cm">
          <text:p text:style-name="P1">Se registra</text:p>
          <draw:enhanced-geometry svg:viewBox="0 0 21600 21600" draw:type="rectangle" draw:enhanced-path="M 0 0 L 21600 0 21600 21600 0 21600 0 0 Z N"/>
        </draw:custom-shape>
        <draw:custom-shape draw:style-name="gr10" draw:text-style-name="P1" xml:id="id6" draw:id="id6" draw:layer="layout" svg:width="8.019cm" svg:height="1.372cm" svg:x="21.681cm" svg:y="13cm">
          <text:p text:style-name="P1">Busca por equipo </text:p>
          <text:p text:style-name="P1">El partido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0.686cm" svg:x="25cm" svg:y="11.5cm">
          <text:p text:style-name="P1">no</text:p>
          <draw:enhanced-geometry svg:viewBox="0 0 21600 21600" draw:type="rectangle" draw:enhanced-path="M 0 0 L 21600 0 21600 21600 0 21600 0 0 Z N"/>
        </draw:custom-shape>
        <draw:custom-shape draw:style-name="gr11" draw:text-style-name="P1" xml:id="id4" draw:id="id4" draw:layer="layout" svg:width="9.477cm" svg:height="2.057cm" svg:x="2.523cm" svg:y="15.443cm">
          <text:p text:style-name="P1">Conoce la ubicacio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7.5cm" svg:y1="11.757cm" svg:x2="7.5cm" svg:y2="15.5cm">
          <text:p/>
        </draw:line>
        <draw:connector draw:style-name="gr4" draw:text-style-name="P3" draw:layer="layout" svg:x1="12cm" svg:y1="16.471cm" svg:x2="14.849cm" svg:y2="18.731cm" draw:start-shape="id4" draw:end-shape="id5" draw:end-glue-point="3" svg:d="M12000 16471h1425v2260h1424" svg:viewBox="0 0 2850 2261">
          <text:p/>
        </draw:connector>
        <draw:custom-shape draw:style-name="gr1" draw:text-style-name="P1" draw:layer="layout" svg:width="9.477cm" svg:height="1.714cm" svg:x="-0.477cm" svg:y="18.286cm">
          <text:p text:style-name="P1">Va al campo de juego</text:p>
          <text:p text:style-name="P1">directament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0.686cm" svg:x="1.313cm" svg:y="17cm">
          <text:p text:style-name="P1">si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458cm" svg:height="0.686cm" svg:x="13.042cm" svg:y="16.314cm">
          <text:p text:style-name="P1">no</text:p>
          <draw:enhanced-geometry svg:viewBox="0 0 21600 21600" draw:type="rectangle" draw:enhanced-path="M 0 0 L 21600 0 21600 21600 0 21600 0 0 Z N"/>
        </draw:custom-shape>
        <draw:custom-shape draw:style-name="gr13" draw:text-style-name="P1" xml:id="id5" draw:id="id5" draw:layer="layout" svg:width="13.122cm" svg:height="2.538cm" svg:x="14.849cm" svg:y="17.462cm">
          <text:p text:style-name="P1">Presiona sobre el iframe y se </text:p>
          <text:p text:style-name="P1">Dirige al campo de juego guiado</text:p>
          <text:p text:style-name="P1">Por el gps.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21.681cm" svg:y1="13.686cm" svg:x2="21.681cm" svg:y2="13.686cm" draw:start-shape="id6" draw:start-glue-point="3" draw:end-shape="id6" draw:end-glue-point="3" svg:d="M21681 13686z" svg:viewBox="0 0 1 1">
          <text:p/>
        </draw:connector>
        <draw:connector draw:style-name="gr4" draw:text-style-name="P3" draw:layer="layout" svg:x1="18cm" svg:y1="10.7cm" svg:x2="15.916cm" svg:y2="13cm" draw:start-shape="id3" draw:start-glue-point="5" draw:end-shape="id7" svg:d="M18000 10700h-2084v2300" svg:viewBox="0 0 2085 2301">
          <text:p/>
        </draw:connector>
        <draw:connector draw:style-name="gr4" draw:text-style-name="P3" draw:layer="layout" svg:x1="25.289cm" svg:y1="10.7cm" svg:x2="25.69cm" svg:y2="13cm" draw:start-shape="id3" draw:start-glue-point="7" draw:end-shape="id6" draw:end-glue-point="0" svg:d="M25289 10700h501v1751h-100v549" svg:viewBox="0 0 502 2301">
          <text:p/>
        </draw:connector>
        <draw:connector draw:style-name="gr4" draw:text-style-name="P3" draw:layer="layout" svg:x1="13cm" svg:y1="13.686cm" svg:x2="10.5cm" svg:y2="9.5cm" draw:start-shape="id7" draw:start-glue-point="3" draw:end-shape="id8" draw:end-glue-point="1" svg:d="M13000 13686h-1250v-4186h-1250" svg:viewBox="0 0 2501 4187">
          <text:p/>
        </draw:connector>
        <draw:line draw:style-name="gr14" draw:text-style-name="P2" xml:id="id8" draw:id="id8" draw:layer="layout" svg:x1="4.5cm" svg:y1="9.5cm" svg:x2="10.5cm" svg:y2="9.5cm">
          <text:p/>
        </draw:line>
        <draw:connector draw:style-name="gr4" draw:text-style-name="P3" draw:layer="layout" svg:x1="25.69cm" svg:y1="14.372cm" svg:x2="11.5cm" svg:y2="14.5cm" draw:start-shape="id6" draw:start-glue-point="2" draw:end-shape="id9" draw:end-glue-point="1" svg:d="M25690 14372v629h-14190v-501" svg:viewBox="0 0 14191 630">
          <text:p/>
        </draw:connector>
        <draw:line draw:style-name="gr14" draw:text-style-name="P2" xml:id="id9" draw:id="id9" draw:layer="layout" svg:x1="7.5cm" svg:y1="14.5cm" svg:x2="11.5cm" svg:y2="14.5cm">
          <text:p/>
        </draw:line>
        <draw:connector draw:style-name="gr4" draw:text-style-name="P3" draw:layer="layout" svg:x1="2.523cm" svg:y1="16.472cm" svg:x2="2.523cm" svg:y2="16.472cm" draw:start-shape="id4" draw:start-glue-point="5" draw:end-shape="id4" draw:end-glue-point="5" svg:d="M2523 16472z" svg:viewBox="0 0 1 1">
          <text:p/>
        </draw:connector>
        <draw:line draw:style-name="gr2" draw:text-style-name="P2" draw:layer="layout" svg:x1="2.5cm" svg:y1="16.5cm" svg:x2="2.5cm" svg:y2="1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9M54S</meta:editing-duration>
    <meta:editing-cycles>3</meta:editing-cycles>
    <meta:generator>LibreOffice/5.3.4.2$Windows_X86_64 LibreOffice_project/f82d347ccc0be322489bf7da61d7e4ad13fe2ff3</meta:generator>
    <dc:date>2019-06-13T20:33:51.772000000</dc:date>
    <meta:document-statistic meta:object-count="29"/>
  </office:meta>
</office:document-meta>
</file>